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jpeg" manifest:full-path="Pictures/10000000000005F4000007F01DB21F6D.jpg"/>
  <manifest:file-entry manifest:media-type="image/jpeg" manifest:full-path="Pictures/10000000000005F4000007F0C1425B0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draw:fill="solid" draw:fill-color="#006b6b" draw:fill-image-width="0cm" draw:fill-image-height="0cm"/>
    </style:style>
    <style:style style:name="gr1" style:family="graphic" style:parent-style-name="standard">
      <style:graphic-properties draw:stroke="none" svg:stroke-color="#000000" draw:fill="none" draw:fill-color="#ffffff" fo:min-height="1.65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margin-left="0cm" fo:margin-right="0cm" fo:text-indent="0cm"/>
      <style:text-properties fo:font-size="18pt"/>
    </style:style>
    <style:style style:name="P2" style:family="paragraph">
      <style:paragraph-properties fo:margin-left="0cm" fo:margin-right="0cm" fo:text-indent="0cm"/>
      <style:text-properties fo:color="#ffff99" fo:font-size="18pt"/>
    </style:style>
    <style:style style:name="P3" style:family="paragraph">
      <style:paragraph-properties fo:text-align="center"/>
    </style:style>
    <style:style style:name="T1" style:family="text">
      <style:text-properties fo:color="#ffff99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05cm" svg:height="1.905cm" draw:transform="rotate (-1.57079632679579) translate (24.689cm 3.962cm)">
          <draw:text-box>
            <text:p text:style-name="P1"><text:span text:style-name="T1">Physical Modeling in MATLAB</text:span></text:p>
          </draw:text-box>
        </draw:frame>
        <draw:frame draw:style-name="gr1" draw:text-style-name="P2" draw:layer="layout" svg:width="19.05cm" svg:height="1.905cm" draw:transform="rotate (-1.57079632679579) translate (24.689cm 22.377cm)">
          <draw:text-box>
            <text:p text:style-name="P1"><text:span text:style-name="T1">Allen B. Downey</text:span></text:p>
          </draw:text-box>
        </draw:frame>
        <draw:frame draw:style-name="gr2" draw:text-style-name="P3" draw:layer="layout" svg:width="21.201cm" svg:height="28.268cm" svg:x="24.585cm" svg:y="1.65cm">
          <draw:image xlink:href="Pictures/10000000000005F4000007F0C1425B07.jpg" xlink:type="simple" xlink:show="embed" xlink:actuate="onLoad">
            <text:p/>
          </draw:image>
        </draw:frame>
        <draw:frame draw:style-name="gr2" draw:text-style-name="P3" draw:layer="layout" svg:width="21.201cm" svg:height="28.268cm" svg:x="2.552cm" svg:y="1.755cm">
          <draw:image xlink:href="Pictures/10000000000005F4000007F01DB21F6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.27cm" fo:margin-bottom="1.27cm" fo:margin-left="1.27cm" fo:margin-right="1.27cm" fo:page-width="48.26cm" fo:page-height="31.75cm" style:print-orientation="landscape"/>
    </style:page-layout>
    <style:style style:name="dp1" style:family="drawing-page">
      <style:drawing-page-properties draw:background-size="border" draw:fill="solid" draw:fill-color="#006b6b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creation-date>2007-07-31T15:29:44</meta:creation-date>
    <dc:date>2007-08-03T09:27:47</dc:date>
    <dc:language>en-US</dc:language>
    <meta:editing-cycles>10</meta:editing-cycles>
    <meta:editing-duration>P1DT18H45M33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